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a455" officeooo:paragraph-rsid="000ea4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 aplicarale el Shade model Smooth a la figura solida del torus podemos observar que no se realiza ningun cambio, por ser esta una figura solida con material que no tiene vertices, no se visualiza ninguna difere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glasdiaz </meta:initial-creator>
    <meta:creation-date>2017-04-21T20:43:05.000101225</meta:creation-date>
    <dc:date>2017-04-21T20:50:41.408489422</dc:date>
    <dc:creator>duglasdiaz </dc:creator>
    <meta:editing-duration>PT7M38S</meta:editing-duration>
    <meta:editing-cycles>1</meta:editing-cycles>
    <meta:document-statistic meta:table-count="0" meta:image-count="0" meta:object-count="0" meta:page-count="1" meta:paragraph-count="1" meta:word-count="37" meta:character-count="217" meta:non-whitespace-character-count="181"/>
    <meta:generator>LibreOffice/4.3.3.2$Linux_x86 LibreOffice_project/430m0$Build-2</meta:generator>
  </office:meta>
</office:document-meta>
</file>